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ato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ato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ato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ato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ato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ato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ato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T1" style:family="text">
      <style:text-properties style:font-name="Roboto Mono" fo:font-size="12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a3e4ce5-7fff-1801-d319-fc760107bc18"/>Q. Which statement about methods is true? Select the one correct answer.</text:p>
      <text:list xml:id="list8852449141456514067" text:style-name="L1">
        <text:list-item>
          <text:p text:style-name="P4">A method is an implementation of an abstraction.</text:p>
        </text:list-item>
        <text:list-item>
          <text:p text:style-name="P4">A method is an attribute defining the property of a particular abstraction.</text:p>
        </text:list-item>
        <text:list-item>
          <text:p text:style-name="P4">A method is a category of objects.</text:p>
        </text:list-item>
        <text:list-item>
          <text:p text:style-name="P4">A method is an operation defining the behavior for a particular abstraction.</text:p>
        </text:list-item>
        <text:list-item>
          <text:p text:style-name="P4">A method is a blueprint for making operations.</text:p>
        </text:list-item>
      </text:list>
      <text:p text:style-name="Text_20_body"/>
      <text:p text:style-name="P1">Q. Which statement about objects is true? Select the one correct answer.</text:p>
      <text:list xml:id="list1434429453933156861" text:style-name="L2">
        <text:list-item>
          <text:p text:style-name="P5">An object is what classes are instantiated from.</text:p>
        </text:list-item>
        <text:list-item>
          <text:p text:style-name="P5">An object is an instance of a class.</text:p>
        </text:list-item>
        <text:list-item>
          <text:p text:style-name="P5">An object is a blueprint for creating concrete realization of abstractions.</text:p>
        </text:list-item>
        <text:list-item>
          <text:p text:style-name="P5">An object is a reference.</text:p>
        </text:list-item>
        <text:list-item>
          <text:p text:style-name="P5">An object is a variable.</text:p>
        </text:list-item>
      </text:list>
      <text:p text:style-name="P1">Q. Given that Thing is a class, how many objects and how many reference variables are created by the following code?</text:p>
      <text:p text:style-name="P2">Thing item, stuff;</text:p>
      <text:p text:style-name="P2">item = new Thing();</text:p>
      <text:p text:style-name="P3">        <text:span text:style-name="T1">Thing entity = new Thing();</text:span></text:p>
      <text:p text:style-name="P1">Select the two correct answers.</text:p>
      <text:list xml:id="list4903131731152436092" text:style-name="L3">
        <text:list-item>
          <text:p text:style-name="P6">One object is created.</text:p>
        </text:list-item>
        <text:list-item>
          <text:p text:style-name="P6">Two objects are created.</text:p>
        </text:list-item>
        <text:list-item>
          <text:p text:style-name="P6">Three objects are created.</text:p>
        </text:list-item>
        <text:list-item>
          <text:p text:style-name="P6">One reference variable is created.</text:p>
        </text:list-item>
        <text:list-item>
          <text:p text:style-name="P6">Two reference variables are created.</text:p>
        </text:list-item>
        <text:list-item>
          <text:p text:style-name="P6">Three reference variables are created.</text:p>
        </text:list-item>
      </text:list>
      <text:p text:style-name="Text_20_body"/>
      <text:p text:style-name="P1">Q. Which statement about instance members is true? Select the one correct answer.</text:p>
      <text:list xml:id="list378578979711511414" text:style-name="L4">
        <text:list-item>
          <text:p text:style-name="P7">An instance member is also called a static member.</text:p>
        </text:list-item>
        <text:list-item>
          <text:p text:style-name="P7">An instance member is always a field.</text:p>
        </text:list-item>
        <text:list-item>
          <text:p text:style-name="P7">An instance member is never a method.</text:p>
        </text:list-item>
        <text:list-item>
          <text:p text:style-name="P7">An instance member belongs to an instance, not to the class as a whole.</text:p>
        </text:list-item>
        <text:list-item>
          <text:p text:style-name="P7">An instance member always represents an operation.</text:p>
        </text:list-item>
      </text:list>
      <text:p text:style-name="Text_20_body"/>
      <text:p text:style-name="P1">Q. How do objects communicate in Java? Select the one correct answer.</text:p>
      <text:list xml:id="list2159717843051427028" text:style-name="L5">
        <text:list-item>
          <text:p text:style-name="P8"><text:soft-page-break/>They communicate by modifying each other’s fields.</text:p>
        </text:list-item>
        <text:list-item>
          <text:p text:style-name="P8">They communicate by modifying the static variables of each other’s classes.</text:p>
        </text:list-item>
        <text:list-item>
          <text:p text:style-name="P8">They communicate by calling each other’s instance methods.</text:p>
        </text:list-item>
        <text:list-item>
          <text:p text:style-name="P8">They communicate by calling static methods of each other’s classes.</text:p>
        </text:list-item>
      </text:list>
      <text:p text:style-name="P1">Q. Given the following code, which statements are true?</text:p>
      <text:p text:style-name="P10">class A {</text:p>
      <text:p text:style-name="P10">int value1;</text:p>
      <text:p text:style-name="P10">}</text:p>
      <text:p text:style-name="P10">class B extends A {</text:p>
      <text:p text:style-name="P10">int value2;</text:p>
      <text:p text:style-name="P10">}</text:p>
      <text:p text:style-name="P1">Select the two correct answers.</text:p>
      <text:list xml:id="list5936104461276986261" text:style-name="L6">
        <text:list-item>
          <text:p text:style-name="P9">Class A extends class B .</text:p>
        </text:list-item>
        <text:list-item>
          <text:p text:style-name="P9">Class B is the superclass of class A .</text:p>
        </text:list-item>
        <text:list-item>
          <text:p text:style-name="P9">Class A inherits from class B .</text:p>
        </text:list-item>
        <text:list-item>
          <text:p text:style-name="P9">Class B is a subclass of class A .</text:p>
        </text:list-item>
        <text:list-item>
          <text:p text:style-name="P9">Objects of class A have a field named value2 .</text:p>
        </text:list-item>
        <text:list-item>
          <text:p text:style-name="P9">Objects of class B have a field named value1 .</text:p>
        </text:list-item>
      </text:list>
      <text:p text:style-name="Text_20_body"/>
      <text:p text:style-name="P1">Q. Which command from the JDK should be used to compile the following source</text:p>
      <text:p text:style-name="P1">code contained in a file named SmallProg.java ?</text:p>
      <text:p text:style-name="P11">public class SmallProg {</text:p>
      <text:p text:style-name="P11">public static void main(String[] args) { System.out.println("Good luck!"); }</text:p>
      <text:p text:style-name="P11">}</text:p>
      <text:p text:style-name="P1">Select the one correct answer.</text:p>
      <text:p text:style-name="P1">(a)java SmallProg</text:p>
      <text:p text:style-name="P1">(b) javac SmallProg</text:p>
      <text:p text:style-name="P1">(c) java SmallProg.java</text:p>
      <text:p text:style-name="P1">(d) javac SmallProg.java</text:p>
      <text:p text:style-name="P1">(e) java SmallProg main</text:p>
      <text:p text:style-name="Text_20_body"/>
      <text:p text:style-name="P1">Q. Which command from the JDK should be used to execute the main() method of a</text:p>
      <text:p text:style-name="P1"><text:soft-page-break/>class named SmallProg ? Select the one correct answer.</text:p>
      <text:p text:style-name="P1">(a) java SmallProg</text:p>
      <text:p text:style-name="P1">(b) javac SmallProg</text:p>
      <text:p text:style-name="P1">(c) java SmallProg.java</text:p>
      <text:p text:style-name="P1">(d) java SmallProg.class</text:p>
      <text:p text:style-name="P1">(e) java SmallProg.main()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2:25:36.234395152</meta:creation-date>
    <dc:date>2019-05-11T12:27:09.089004065</dc:date>
    <meta:editing-duration>PT1M33S</meta:editing-duration>
    <meta:editing-cycles>1</meta:editing-cycles>
    <meta:document-statistic meta:table-count="0" meta:image-count="0" meta:object-count="0" meta:page-count="3" meta:paragraph-count="67" meta:word-count="484" meta:character-count="2666" meta:non-whitespace-character-count="2270"/>
    <meta:generator>LibreOffice/5.1.6.2$Linux_X86_64 LibreOffice_project/10m0$Build-2</meta:generator>
  </office:meta>
</office:document-meta>
</file>